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Helvetica, sans-serif, EmojiFont, 'Apple Color Emoji', 'Segoe UI Emoji', NotoColorEmoji, 'Segoe UI Symbol', 'Android Emoji', EmojiSymbols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4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2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6" style:family="text">
      <style:text-properties fo:color="#00000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7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9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 llego</text:h>
      <text:p text:style-name="Text_20_body">Additional Files</text:p>
      <text:p text:style-name="Text_20_body"/>
      <text:h text:style-name="Heading_20_1" text:outline-level="1">Para Raul</text:h>
      <text:p text:style-name="Text_20_body">Sobre los metodos insert en las clases dao</text:p>
      <text:list xml:id="list3286993741805374792" text:style-name="L1">
        <text:list-item>
          <text:p text:style-name="P2">En una aproximacion inicial paso el pool como argumento, creo la conexion, hago commit en esa conexion, cierror los recursos con el pool pasado como argumento</text:p>
        </text:list-item>
        <text:list-item>
          <text:p text:style-name="P2">Problema: las transacciones anidadas, no hacer el commit y hacerlo fuera</text:p>
          <text:list>
            <text:list-item>
              <text:p text:style-name="P2">Si lo hago fuera, la conexion tiene que existir fuera de la transaccion, por ejemplo es un argumento o una variable private del objeto (¿que inicialice el constructor?)</text:p>
            </text:list-item>
          </text:list>
        </text:list-item>
        <text:list-item>
          <text:p text:style-name="P2">Otra idea fue dar 2 argumentos: el pool y un boolean llamado doCommit. Sólo se hacía el commit si doCommit es true, pero no funciona porque sigo teniendo que asegurar que la conexion es la misma</text:p>
        </text:list-item>
        <text:list-item>
          <text:p text:style-name="P2">Otra idea fue pasar la conexion como argumento. Si era null, creo una conexion y hago commit y si no utilizo esa conexion y hago NO commit; pero si en este ultimo caso como no se de que pool es esa conexion, no puedo cerrar los recursos con el pool</text:p>
        </text:list-item>
        <text:list-item>
          <text:p text:style-name="P2">El problema de fondo es que el cierre de recursos es cuestionable que sea una responsabilidad del Pool. <text:span text:style-name="T10">Quizas estaría mejor que fuera una responsabilidad de la conexion</text:span>.</text:p>
          <text:list>
            <text:list-item>
              <text:p text:style-name="P2">Solución de paso, pasar el pool, la conexion y el booleano que dice si hacer commit, pero es una chapuza?</text:p>
            </text:list-item>
          </text:list>
        </text:list-item>
        <text:list-item>
          <text:p text:style-name="P6">SOLUCION FINAL</text:p>
          <text:list>
            <text:list-item>
              <text:p text:style-name="P2">El pool es siempre el mismo objeto por el patron composite =&gt; no hace falta pasarlo por argumento aunque solo le use para cerrar resultsets, statements y hacer undo</text:p>
            </text:list-item>
            <text:list-item>
              <text:p text:style-name="P2">cada insert tiene un argumentto conexion y otro boleano indicando si commit</text:p>
              <text:list>
                <text:list-item>
                  <text:p text:style-name="P2">si la conexion es nula la creo con el pool, sino la mantengo (tipicamente en una prueba de una parte de la transaccion) y sigo pudiendo cerrar recursos porque el objeto pool esta siempre presente y no cambia</text:p>
                </text:list-item>
                <text:list-item>
                  <text:p text:style-name="P2">si booleano hago commit y sino no</text:p>
                  <text:list>
                    <text:list-item>
                      <text:p text:style-name="P2">Caso 1: null, true =&gt; para probar una subtransaccion solaa</text:p>
                    </text:list-item>
                    <text:list-item>
                      <text:p text:style-name="P2">Caso 2: null, false =&gt; ¿?, no tiene sentido, quizas para probar una excepcion</text:p>
                    </text:list-item>
                    <text:list-item>
                      <text:p text:style-name="P2">Caso 3: no null, true =&gt; ultima subtransacción de una transaccion</text:p>
                    </text:list-item>
                    <text:list-item>
                      <text:p text:style-name="P2">Caso 4 no null, false =&gt; no-ultima subtransacción de una transaccion</text:p>
                    </text:list-item>
                  </text:list>
                </text:list-item>
                <text:list-item>
                  <text:p text:style-name="P2"/>
                </text:list-item>
              </text:list>
            </text:list-item>
          </text:list>
        </text:list-item>
      </text:list>
      <text:h text:style-name="Heading_20_1" text:outline-level="1">Para Pablo</text:h>
      <text:list xml:id="list6437281860444085987" text:style-name="L2">
        <text:list-item>
          <text:p text:style-name="P3">Hay que pasar la formula a una forma canocica? Me queda claro que pueden coexistir como fórmulas distintas <text:span text:style-name="T9">Co2P1 o Co4P2</text:span> (ambas teóricas) y <text:span text:style-name="T9">Co0.67P0.33</text:span> (experimental) como fórmulas de materiales distintos. La pregunta es si reordeno los símbolos. Es decir, si alguien introduce P1Co2, lo paso a Co2P1.</text:p>
          <text:list>
            <text:list-item>
              <text:p text:style-name="P3"><text:soft-page-break/>Si así fuese, quito los unos?: Co2P1 =&gt; Co2P</text:p>
            </text:list-item>
          </text:list>
        </text:list-item>
        <text:list-item>
          <text:p text:style-name="P3">Additional files</text:p>
          <text:list>
            <text:list-item>
              <text:p text:style-name="P3">Me faltaría el tipo de fichero, es siempre deducible de la extensión?</text:p>
            </text:list-item>
          </text:list>
        </text:list-item>
        <text:list-item>
          <text:p text:style-name="P3">MatId</text:p>
          <text:list>
            <text:list-item>
              <text:p text:style-name="P3">name="novamag_experiment_Fe1Ni1_ICCRAM_1" me vale como identificador del material?. No es mas bien el identificador del material Fe1Ni1, y "novamag_experiment_Fe1Ni1_ICCRAM_1" el identiicador de un "resultado" sobre ese mismo material??</text:p>
            </text:list-item>
          </text:list>
        </text:list-item>
      </text:list>
      <text:p text:style-name="P1"/>
      <text:h text:style-name="Heading_20_1" text:outline-level="1">Para Raul</text:h>
      <text:list xml:id="list6377390538566350759" text:style-name="L3">
        <text:list-item>
          <text:p text:style-name="P4">He tratado bien SQLState?</text:p>
        </text:list-item>
        <text:list-item>
          <text:p text:style-name="P4">He usado bien enumeraciones en el manejo de excepciones?</text:p>
        </text:list-item>
        <text:list-item>
          <text:p text:style-name="P4">El pool de conexiones tiene un atributo <text:span text:style-name="T1">m_tableError </text:span>que sirve para que sólo haya un punto donde instanciar <text:span text:style-name="T2">PostgresTableError </text:span>(en el pool) cara a cambios posteriores de SGBD. Así cuando hacemos por ejemplo: <text:line-break/><text:span text:style-name="T3">if</text:span><text:span text:style-name="T4"> (</text:span><text:span text:style-name="T7">p</text:span><text:span text:style-name="T4">.</text:span><text:span text:style-name="T5">getTableError</text:span><text:span text:style-name="T4">().checkExceptionToCode( </text:span><text:span text:style-name="T7">e</text:span><text:span text:style-name="T4">, DBMSError.</text:span><text:span text:style-name="T6">valueOf</text:span><text:span text:style-name="T4">(</text:span><text:span text:style-name="T8">"UNQ_VIOLATED"</text:span><text:span text:style-name="T4">)))<text:tab/><text:tab/>(este caso está en Molcules.insert)<text:line-break/></text:span>no hace falta hacer un new de <text:s/><text:span text:style-name="T2">PostgresTableError</text:span></text:p>
        </text:list-item>
        <text:list-item>
          <text:p text:style-name="P4">Cambios posibles en paquete dao</text:p>
        </text:list-item>
        <text:list-item>
          <text:p text:style-name="P4">En los métodos insert de las clases del paquete dao estoy pasando el pool como argumento (duda si basarme en el Singleton)</text:p>
        </text:list-item>
      </text:list>
      <text:h text:style-name="Heading_20_1" text:outline-level="1">Para Pablo</text:h>
      <text:list xml:id="list3195998890860141539" text:style-name="L4">
        <text:list-item>
          <text:p text:style-name="P5">Pueden aparecer 2 elementos iguales en la misma fórmula? Si aparecen por error ahora los suma, pero que habría que hacer? Devolver error?</text:p>
        </text:list-item>
        <text:list-item>
          <text:p text:style-name="P5">Es correcto que el número de atomos de la fórmula sea un número con decimales?</text:p>
          <text:list>
            <text:list-item>
              <text:p text:style-name="P5">Problema para pasar a forma canónica ...</text:p>
            </text:list-item>
            <text:list-item>
              <text:p text:style-name="P5">Hay arrays en los que se supone que la dimensión es igual al número de átomos de la molécula.</text:p>
            </text:list-item>
          </text:list>
        </text:list-item>
        <text:list-item>
          <text:p text:style-name="P5">Si varios materiales pueden tener la misma fórmula, ¿cómo distingo los materiales en el script?</text:p>
          <text:list>
            <text:list-item>
              <text:p text:style-name="P7">Estoy deduciendo el nombre del material por el nombre del fichero, pero y si van varios materiales en el mismo fichero?</text:p>
            </text:list-item>
          </text:list>
        </text:list-item>
      </text:list>
      <text:p text:style-name="Text_20_body">22 September</text:p>
      <text:list xml:id="list34212583" text:continue-numbering="true" text:style-name="L4">
        <text:list-item>
          <text:p text:style-name="P5">Los authors no debieran de ser un array JSON? Faciliaría las busquedas por autor si fuesen varios autores</text:p>
        </text:list-item>
        <text:list-item>
          <text:p text:style-name="P5">attached files es una URL? Si no lo es, o no lo es siempre, que otra cosa puede ser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Helvetica, sans-serif, EmojiFont, 'Apple Color Emoji', 'Segoe UI Emoji', NotoColorEmoji, 'Segoe UI Symbol', 'Android Emoji', EmojiSymbols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5M31S</meta:editing-duration>
    <meta:editing-cycles>13</meta:editing-cycles>
    <meta:generator>OpenOffice/4.1.1$Win32 OpenOffice.org_project/411m6$Build-9775</meta:generator>
    <dc:date>2017-10-15T14:02:31.56</dc:date>
    <dc:creator>Jesus Maudes Raedo</dc:creator>
    <meta:document-statistic meta:table-count="0" meta:image-count="0" meta:object-count="0" meta:page-count="2" meta:paragraph-count="43" meta:word-count="716" meta:character-count="4083"/>
    <meta:user-defined meta:name="Info 1"/>
    <meta:user-defined meta:name="Info 2"/>
    <meta:user-defined meta:name="Info 3"/>
    <meta:user-defined meta:name="Info 4"/>
  </office:meta>
</office:document-meta>
</file>